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0.45pt" svg:height="280.06pt" svg:x="384.77pt" svg:y="0.77pt">
            <loext:p draw:notify-on-update-of-ranges="Sheet1.E1:Sheet1.E1 Sheet1.D2:Sheet1.D13 Sheet1.E2:Sheet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5.69pt" svg:height="278.59pt" svg:x="388.74pt" svg:y="298.91pt">
            <loext:p draw:notify-on-update-of-ranges="Sheet1.A2:Sheet1.A9 Sheet1.B2:Sheet1.B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planets</text:p>
          </table:table-cell>
          <table:table-cell office:value-type="string" calcext:value-type="string">
            <text:p>FP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.9" calcext:value-type="float">
            <text:p>51.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.3" calcext:value-type="float">
            <text:p>123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9.1" calcext:value-type="float">
            <text:p>169.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N/A, crash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5.3" calcext:value-type="float">
            <text:p>2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37:23.509000000</meta:creation-date>
    <dc:date>2015-09-06T23:06:33.005000000</dc:date>
    <meta:editing-duration>PT29M7S</meta:editing-duration>
    <meta:editing-cycles>5</meta:editing-cycles>
    <meta:generator>LibreOffice/5.0.1.2$Windows_x86 LibreOffice_project/81898c9f5c0d43f3473ba111d7b351050be20261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67cm" svg:height="9.881cm" xlink:href=".." xlink:type="simple" chart:class="chart:scatter" chart:column-mapping="" chart:style-name="ch1">
        <chart:title svg:x="7.108cm" svg:y="0.333cm" chart:style-name="ch2">
          <text:p>number of planets vs fps</text:p>
        </chart:title>
        <chart:plot-area chart:style-name="ch3" table:cell-range-address="Sheet1.E1:Sheet1.E13 Sheet1.D2:Sheet1.D13" chart:data-source-has-labels="column" svg:x="1.392cm" svg:y="1.309cm" svg:width="17.294cm" svg:height="7.394cm">
          <chartooo:coordinate-region svg:x="2.384cm" svg:y="1.508cm" svg:width="15.837cm" svg:height="6.548cm"/>
          <chart:axis chart:dimension="x" chart:name="primary-x" chart:style-name="ch4" chartooo:axis-type="auto">
            <chart:title svg:x="8.659cm" svg:y="8.9cm" chart:style-name="ch5">
              <text:p>number of planets</text:p>
            </chart:title>
            <chart:categories table:cell-range-address="Sheet1.E1:Sheet1.E1"/>
          </chart:axis>
          <chart:axis chart:dimension="y" chart:name="primary-y" chart:style-name="ch4">
            <chart:title svg:x="0.451cm" svg:y="6.439cm" chart:style-name="ch6">
              <text:p>frames per second</text:p>
            </chart:title>
            <chart:grid chart:style-name="ch7" chart:class="major"/>
          </chart:axis>
          <chart:series chart:style-name="ch8" chart:values-cell-range-address="Sheet1.E2:Sheet1.E13" chart:class="chart:scatter">
            <chart:domain table:cell-range-address="Sheet1.D2:Sheet1.D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Sheet1.E1:Sheet1.E1</svg:desc>
                </draw:g>
              </table:table-cell>
              <table:table-cell office:value-type="float" office:value="8">
                <text:p>8</text:p>
                <draw:g>
                  <svg:desc>Sheet1.D2:Sheet1.D13</svg:desc>
                </draw:g>
              </table:table-cell>
              <table:table-cell office:value-type="float" office:value="6100">
                <text:p>6100</text:p>
                <draw:g>
                  <svg:desc>Sheet1.E2:Sheet1.E13</svg:desc>
                </draw:g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/>
              <table:table-cell office:value-type="float" office:value="512">
                <text:p>51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/>
              <table:table-cell office:value-type="float" office:value="2048">
                <text:p>20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4096">
                <text:p>409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/>
              <table:table-cell office:value-type="float" office:value="8192">
                <text:p>819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16384">
                <text:p>16384</text:p>
              </table:table-cell>
              <table:table-cell office:value-type="float" office:value="25.3">
                <text:p>25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99cm" svg:height="9.829cm" xlink:href=".." xlink:type="simple" chart:class="chart:scatter" chart:style-name="ch1">
        <chart:title svg:x="7.791cm" svg:y="0.332cm" chart:style-name="ch2">
          <text:p>block size vs fps</text:p>
        </chart:title>
        <chart:plot-area chart:style-name="ch3" table:cell-range-address="Sheet1.A2:Sheet1.B9" svg:x="1.388cm" svg:y="1.307cm" svg:width="17.134cm" svg:height="7.345cm">
          <chartooo:coordinate-region svg:x="2.009cm" svg:y="1.506cm" svg:width="15.955cm" svg:height="6.499cm"/>
          <chart:axis chart:dimension="x" chart:name="primary-x" chart:style-name="ch4">
            <chart:title svg:x="9.183cm" svg:y="8.848cm" chart:style-name="ch5">
              <text:p>block size</text:p>
            </chart:title>
          </chart:axis>
          <chart:axis chart:dimension="y" chart:name="primary-y" chart:style-name="ch4">
            <chart:title svg:x="0.451cm" svg:y="5.261cm" chart:style-name="ch6">
              <text:p>fps</text:p>
            </chart:title>
            <chart:grid chart:style-name="ch7" chart:class="major"/>
          </chart:axis>
          <chart:series chart:style-name="ch8" chart:values-cell-range-address="Sheet1.B2:Sheet1.B9" chart:class="chart:scatter">
            <chart:domain table:cell-range-address="Sheet1.A2:Sheet1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9</svg:desc>
                </draw:g>
              </table:table-cell>
              <table:table-cell office:value-type="float" office:value="51.9">
                <text:p>51.9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69.1">
                <text:p>16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